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0574b" officeooo:paragraph-rsid="0010574b"/>
    </style:style>
    <style:style style:name="P2" style:family="paragraph" style:parent-style-name="Standard">
      <style:text-properties officeooo:rsid="001247fb" officeooo:paragraph-rsid="001247fb"/>
    </style:style>
    <style:style style:name="P3" style:family="paragraph" style:parent-style-name="Standard">
      <style:text-properties officeooo:rsid="0015d180" officeooo:paragraph-rsid="0015d180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1247fb" officeooo:paragraph-rsid="001247fb"/>
    </style:style>
    <style:style style:name="P5" style:family="paragraph" style:parent-style-name="Table_20_Contents">
      <style:text-properties officeooo:rsid="0010574b" officeooo:paragraph-rsid="0010574b"/>
    </style:style>
    <style:style style:name="P6" style:family="paragraph" style:parent-style-name="Table_20_Contents">
      <style:text-properties officeooo:rsid="0010a299" officeooo:paragraph-rsid="0010a299"/>
    </style:style>
    <style:style style:name="P7" style:family="paragraph" style:parent-style-name="Table_20_Contents">
      <style:text-properties officeooo:rsid="001247fb" officeooo:paragraph-rsid="001247fb"/>
    </style:style>
    <style:style style:name="P8" style:family="paragraph" style:parent-style-name="Table_20_Contents">
      <style:text-properties officeooo:rsid="0013dc5b" officeooo:paragraph-rsid="0013dc5b"/>
    </style:style>
    <style:style style:name="P9" style:family="paragraph" style:parent-style-name="Table_20_Contents">
      <style:text-properties officeooo:rsid="0015d180" officeooo:paragraph-rsid="0015d180"/>
    </style:style>
    <style:style style:name="P10" style:family="paragraph" style:parent-style-name="Table_20_Contents">
      <style:paragraph-properties fo:text-align="center" style:justify-single-word="false"/>
      <style:text-properties officeooo:rsid="0015d180" officeooo:paragraph-rsid="0015d180"/>
    </style:style>
    <style:style style:name="P11" style:family="paragraph" style:parent-style-name="Standard">
      <style:text-properties officeooo:rsid="0010574b" officeooo:paragraph-rsid="0010574b"/>
    </style:style>
    <style:style style:name="P12" style:family="paragraph" style:parent-style-name="Standard">
      <style:text-properties officeooo:rsid="00178dd6" officeooo:paragraph-rsid="00178dd6"/>
    </style:style>
    <style:style style:name="P13" style:family="paragraph" style:parent-style-name="Standard">
      <style:text-properties officeooo:rsid="001a0c75" officeooo:paragraph-rsid="001a0c75"/>
    </style:style>
    <style:style style:name="P14" style:family="paragraph" style:parent-style-name="Standard">
      <style:text-properties officeooo:rsid="001ebe65" officeooo:paragraph-rsid="001ebe65"/>
    </style:style>
    <style:style style:name="P15" style:family="paragraph" style:parent-style-name="Standard">
      <style:text-properties officeooo:rsid="00209539" officeooo:paragraph-rsid="00209539"/>
    </style:style>
    <style:style style:name="P16" style:family="paragraph" style:parent-style-name="Standard">
      <style:text-properties officeooo:rsid="002153f5" officeooo:paragraph-rsid="002153f5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rsid="00178dd6" officeooo:paragraph-rsid="00178dd6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17a7bc" officeooo:paragraph-rsid="0017a7bc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185748" officeooo:paragraph-rsid="00185748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rsid="00193c43" officeooo:paragraph-rsid="00193c43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officeooo:rsid="001b128c" officeooo:paragraph-rsid="001b128c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officeooo:rsid="001cc7ee" officeooo:paragraph-rsid="001cc7ee"/>
    </style:style>
    <style:style style:name="P23" style:family="paragraph" style:parent-style-name="Table_20_Contents">
      <style:text-properties officeooo:rsid="00209539" officeooo:paragraph-rsid="00209539"/>
    </style:style>
    <style:style style:name="P24" style:family="paragraph" style:parent-style-name="Table_20_Contents">
      <style:text-properties officeooo:rsid="0015d180" officeooo:paragraph-rsid="0015d180"/>
    </style:style>
    <style:style style:name="P25" style:family="paragraph" style:parent-style-name="Table_20_Contents">
      <style:text-properties officeooo:rsid="0015d180" officeooo:paragraph-rsid="002153f5"/>
    </style:style>
    <style:style style:name="P26" style:family="paragraph" style:parent-style-name="Table_20_Contents">
      <style:text-properties officeooo:rsid="002153f5" officeooo:paragraph-rsid="002153f5"/>
    </style:style>
    <style:style style:name="T1" style:family="text">
      <style:text-properties officeooo:rsid="0010a299"/>
    </style:style>
    <style:style style:name="T2" style:family="text">
      <style:text-properties officeooo:rsid="001247f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3dc5b"/>
    </style:style>
    <style:style style:name="T5" style:family="text">
      <style:text-properties officeooo:rsid="00173f35"/>
    </style:style>
    <style:style style:name="T6" style:family="text">
      <style:text-properties officeooo:rsid="00193c43"/>
    </style:style>
    <style:style style:name="T7" style:family="text">
      <style:text-properties officeooo:rsid="002153f5"/>
    </style:style>
    <style:style style:name="T8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éfinition des cas :</text:h>
      <text:p text:style-name="P1"/>
      <text:p text:style-name="P2">Repose sur deux éléments :</text:p>
      <text:p text:style-name="P2">- une <text:span text:style-name="T3">anamnèse compatible</text:span></text:p>
      <text:p text:style-name="P4">- retour d'une zone d'endémie ou d'épidémie</text:p>
      <text:p text:style-name="P4">- un contact possible</text:p>
      <text:p text:style-name="P4">- un délai d'apparition des <text:span text:style-name="T4">symptômes</text:span> <text:span text:style-name="T4">inférieur</text:span> à 21 jours</text:p>
      <text:p text:style-name="P2">- une <text:span text:style-name="T3">symptomatologie clinique compatible </text:span>:</text:p>
      <text:p text:style-name="P4">- une fièvre élévée</text:p>
      <text:p text:style-name="P4">- des signes digestifs</text:p>
      <text:p text:style-name="P4">- un syndrome hémorragique diffus (qui peut manquer)</text:p>
      <text:p text:style-name="P4">- une altération importante de l'état général</text:p>
      <text:p text:style-name="P1"/>
      <text:p text:style-name="P1">Cas suspect : toute personne présentant une fièvre supérieure ou égale à 38°5C moins de 21 jours après son retour de la zone à risque : Guinée Conacry, Libéria et Sierra Leone.</text:p>
      <text:p text:style-name="P1"/>
      <text:p text:style-name="P1">Cas possible : <text:s/>toute personne présentant une fièvre supérieure ou égale à 38°5C ET</text:p>
      <text:p text:style-name="P1">1. pour laquelle l'exposition à un risque avéré a pu être établi dans un délai de 21 jours avant le début des <text:span text:style-name="T4">symptômes</text:span></text:p>
      <text:p text:style-name="P1">2. OU qui présente un tableau clinique grave, compatible avec une fièvre hémorragique virale à virus Ebola.</text:p>
      <text:p text:style-name="P1"/>
      <text:p text:style-name="P1">Cas exclu :</text:p>
      <text:p text:style-name="P1">- absence de séjour dans la zone à risque</text:p>
      <text:p text:style-name="P1">- afébrile</text:p>
      <text:p text:style-name="P1">- <text:span text:style-name="T1">exclusion confirmée par INVS</text:span></text:p>
      <text:p text:style-name="P1">- <text:span text:style-name="T2">une présence en métropole &gt; 21 jours</text:span></text:p>
      <text:p text:style-name="P1"/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7">Anamnèse</text:p>
          </table:table-cell>
          <table:table-cell table:style-name="Tableau2.A1" office:value-type="string">
            <text:p text:style-name="P7">Clinique</text:p>
          </table:table-cell>
          <table:table-cell table:style-name="Tableau2.A1" office:value-type="string">
            <text:p text:style-name="P7">Risque FEV</text:p>
          </table:table-cell>
          <table:table-cell table:style-name="Tableau2.A1" office:value-type="string">
            <text:p text:style-name="P7">Définition du cas</text:p>
          </table:table-cell>
          <table:table-cell table:style-name="Tableau2.E1" office:value-type="string">
            <text:p text:style-name="P7">Alerte</text:p>
          </table:table-cell>
        </table:table-row>
        <table:table-row>
          <table:table-cell table:style-name="Tableau2.A2" office:value-type="string">
            <text:p text:style-name="P8">compatible</text:p>
          </table:table-cell>
          <table:table-cell table:style-name="Tableau2.A2" office:value-type="string">
            <text:p text:style-name="P8">évocatrice</text:p>
          </table:table-cell>
          <table:table-cell table:style-name="Tableau2.A2" office:value-type="string">
            <text:p text:style-name="P8">élevé</text:p>
          </table:table-cell>
          <table:table-cell table:style-name="Tableau2.A2" office:value-type="string">
            <text:p text:style-name="P8">possible</text:p>
          </table:table-cell>
          <table:table-cell table:style-name="Tableau2.E2" office:value-type="string">
            <text:p text:style-name="P8">rouge</text:p>
          </table:table-cell>
        </table:table-row>
        <table:table-row>
          <table:table-cell table:style-name="Tableau2.A2" office:value-type="string">
            <text:p text:style-name="P8">compatible</text:p>
          </table:table-cell>
          <table:table-cell table:style-name="Tableau2.A2" office:value-type="string">
            <text:p text:style-name="P8">Atypique</text:p>
          </table:table-cell>
          <table:table-cell table:style-name="Tableau2.A2" office:value-type="string">
            <text:p text:style-name="P8">faible</text:p>
          </table:table-cell>
          <table:table-cell table:style-name="Tableau2.A2" office:value-type="string">
            <text:p text:style-name="P8">douteux</text:p>
          </table:table-cell>
          <table:table-cell table:style-name="Tableau2.E2" office:value-type="string">
            <text:p text:style-name="P8">orange</text:p>
          </table:table-cell>
        </table:table-row>
        <table:table-row>
          <table:table-cell table:style-name="Tableau2.A2" office:value-type="string">
            <text:p text:style-name="P8">incompatible</text:p>
          </table:table-cell>
          <table:table-cell table:style-name="Tableau2.A2" office:value-type="string">
            <text:p text:style-name="P8">évocatrice</text:p>
          </table:table-cell>
          <table:table-cell table:style-name="Tableau2.A2" office:value-type="string">
            <text:p text:style-name="P8">faible</text:p>
          </table:table-cell>
          <table:table-cell table:style-name="Tableau2.A2" office:value-type="string">
            <text:p text:style-name="P8">douteux</text:p>
          </table:table-cell>
          <table:table-cell table:style-name="Tableau2.E2" office:value-type="string">
            <text:p text:style-name="P8">orange</text:p>
          </table:table-cell>
        </table:table-row>
        <table:table-row>
          <table:table-cell table:style-name="Tableau2.A2" office:value-type="string">
            <text:p text:style-name="P8">incompatible</text:p>
          </table:table-cell>
          <table:table-cell table:style-name="Tableau2.A2" office:value-type="string">
            <text:p text:style-name="P8">atypique</text:p>
          </table:table-cell>
          <table:table-cell table:style-name="Tableau2.A2" office:value-type="string">
            <text:p text:style-name="P8">nul</text:p>
          </table:table-cell>
          <table:table-cell table:style-name="Tableau2.A2" office:value-type="string">
            <text:p text:style-name="P8">exclu</text:p>
          </table:table-cell>
          <table:table-cell table:style-name="Tableau2.E2" office:value-type="string">
            <text:p text:style-name="P8">vert</text:p>
          </table:table-cell>
        </table:table-row>
      </table:table>
      <text:p text:style-name="P1"/>
      <text:p text:style-name="P13">Un <text:span text:style-name="T8">patient asymptomatique n’est pas contagieux</text:span> (avis du HCSP 2014). Le début de la contagiosité est lié à la virémie</text:p>
      <text:p text:style-name="P13">et donc à l’apparition des premiers symptômes. Il n’est même pas certain que tous les patients</text:p>
      <text:p text:style-name="P13">soient contagieux dès les premiers jours, mais le principe de précaution doit être appliqué et tout</text:p>
      <text:p text:style-name="P13">patient symptomatique doit être considéré comme contagieux </text:p>
      <text:p text:style-name="P13"/>
      <text:p text:style-name="P13"/>
      <text:h text:style-name="Heading_20_2" text:outline-level="2">Alerte rouge ou orange</text:h>
      <text:p text:style-name="P3"/>
      <text:p text:style-name="P3">- isolement géographique</text:p>
      <text:p text:style-name="P3">- visites et déplacements interdits</text:p>
      <text:p text:style-name="P3">- équipe soignante dédiée, réduite et protégée, formée, entraînée</text:p>
      <text:p text:style-name="P3">- mise en place de mesure d'isolement respiratoires et contact</text:p>
      <table:table table:name="Tableau3" table:style-name="Tableau3">
        <table:table-column table:style-name="Tableau3.A" table:number-columns-repeated="3"/>
        <text:soft-page-break/>
        <table:table-row>
          <table:table-cell table:style-name="Tableau3.A1" table:number-columns-spanned="3" office:value-type="string">
            <text:p text:style-name="P10">Protection standard FEV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P9">Isolement respiratoire</text:p>
          </table:table-cell>
          <table:table-cell table:style-name="Tableau3.C2" office:value-type="string">
            <text:p text:style-name="P9">Isolement contact</text:p>
          </table:table-cell>
        </table:table-row>
        <table:table-row>
          <table:table-cell table:style-name="Tableau3.A2" office:value-type="string">
            <text:p text:style-name="P9">Patient</text:p>
          </table:table-cell>
          <table:table-cell table:style-name="Tableau3.A2" office:value-type="string">
            <text:p text:style-name="P9">Masque chirurgical</text:p>
          </table:table-cell>
          <table:table-cell table:style-name="Tableau3.C2" office:value-type="string">
            <text:p text:style-name="P9">SHA</text:p>
            <text:p text:style-name="P26">pyjama UU</text:p>
          </table:table-cell>
        </table:table-row>
        <table:table-row>
          <table:table-cell table:style-name="Tableau3.A2" office:value-type="string">
            <text:p text:style-name="P9">Soignant</text:p>
          </table:table-cell>
          <table:table-cell table:style-name="Tableau3.A2" office:value-type="string">
            <text:p text:style-name="P9">Masque FFP2</text:p>
            <text:p text:style-name="P26">Masque FFP3 si geste invasif et/ou producteur d'aérosol</text:p>
          </table:table-cell>
          <table:table-cell table:style-name="Tableau3.C2" office:value-type="string">
            <text:p text:style-name="P25">SHA</text:p>
            <text:p text:style-name="P25">gants <text:span text:style-name="T7">nitrile</text:span></text:p>
            <text:p text:style-name="P25">surlunettes</text:p>
            <text:p text:style-name="P25">surblouse <text:span text:style-name="T7">imperméable à manches longues</text:span></text:p>
            <text:p text:style-name="P26">charlotte</text:p>
            <text:p text:style-name="P26">surchaussures</text:p>
            <text:p text:style-name="P25">pyjama UU</text:p>
          </table:table-cell>
        </table:table-row>
      </table:table>
      <text:p text:style-name="P16">Les équipements de protection individuelle peuvent être remplacés par une combinaison intégrale étanche.</text:p>
      <text:p text:style-name="P16"/>
      <text:p text:style-name="P9">Chambre/box</text:p>
      <text:p text:style-name="P9">- Etiquettes amovibles pour baliser le secteur</text:p>
      <text:p text:style-name="P9">- couper la ventilation/climatisation</text:p>
      <text:p text:style-name="P9">- conteneur DASRI</text:p>
      <text:p text:style-name="P9">- <text:span text:style-name="T5">chariot urgence infectieuse</text:span></text:p>
      <text:p text:style-name="P9"/>
      <text:h text:style-name="Heading_20_2" text:outline-level="2">Procédure alerte des autorités</text:h>
      <text:p text:style-name="P1"/>
      <text:p text:style-name="P14">Pour tout patient suspect de FHV Ebola, l’ARS doit être informée dans les meilleurs délais, et</text:p>
      <text:p text:style-name="P14">seule une concertation entre le clinicien impliqué dans la prise en charge du patient,</text:p>
      <text:p text:style-name="P14">l’infectiologue référent, le microbiologiste, l’hygiéniste et l’épidémiologiste de l’InVS, en lien avec</text:p>
      <text:p text:style-name="P14">le CNR, doit conclure au classement en « cas possible ». Le clinicien seul ou l’ARS seule ne</text:p>
      <text:p text:style-name="P14">peuvent porter ce classement (HCSP).</text:p>
      <text:p text:style-name="P1"/>
      <text:p text:style-name="P1">- cas suspect détecté</text:p>
      <text:p text:style-name="P1">- alerte du DG (qui le fait, quelle traçabilité)</text:p>
      <text:p text:style-name="P1"/>
      <text:p text:style-name="P1">Personnel immédiatement concerné :</text:p>
      <text:p text:style-name="P1">- cadre</text:p>
      <text:p text:style-name="P1">- sénior de garde / CS</text:p>
      <text:p text:style-name="P1">- infectiologue</text:p>
      <text:p text:style-name="P1">- EOH</text:p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5">Qui</text:p>
          </table:table-cell>
          <table:table-cell table:style-name="Tableau1.C1" office:value-type="string">
            <text:p text:style-name="P5">Traçabilité</text:p>
          </table:table-cell>
        </table:table-row>
        <table:table-row>
          <table:table-cell table:style-name="Tableau1.A2" office:value-type="string">
            <text:p text:style-name="P5">Coordination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5">Alerte du DG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5">Alerte ARS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5">Alerte INVS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5">Alerte SAMU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5">Alerte Laboratoires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Définition du cas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1"/>
      <text:p text:style-name="P15">Contacts recommandés par le HCSP</text:p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23">Alsace</text:p>
          </table:table-cell>
          <table:table-cell table:style-name="Tableau4.A1" office:value-type="string">
            <text:p text:style-name="P23">ars67-alerte@ars.sante.fr</text:p>
          </table:table-cell>
          <table:table-cell table:style-name="Tableau4.C1" office:value-type="string">
            <text:p text:style-name="P23">Tél. : 03 88 88 93 33</text:p>
            <text:p text:style-name="P23">(8h30/12h - 13h30/17h)</text:p>
            <text:p text:style-name="P23">Hors heures ouvrées :</text:p>
            <text:p text:style-name="P23">Tél. : 06 07 62 87 78</text:p>
            <text:p text:style-name="P23">Fax : 03 59 81 36 99</text:p>
          </table:table-cell>
        </table:table-row>
      </table:table>
      <text:p text:style-name="P15"/>
      <text:p text:style-name="P15"/>
      <text:h text:style-name="Heading_20_2" text:outline-level="2">Gestion des DASRI</text:h>
      <text:p text:style-name="P12"/>
      <text:p text:style-name="P12">- les DASRI liés à un cas confirmé (Rouge) doivent être inactivés avant élimination (eau de Javel à 0,5%) ou autoclavés. L'incinération est obligatoire.</text:p>
      <text:p text:style-name="P12"/>
      <text:p text:style-name="P12">- les liquides peuvent être</text:p>
      <text:p text:style-name="P17">- gélifiés avec un produit compatible avec de l'eau de Javel. Le conteneur doit être étanche et clairement identifié.</text:p>
      <text:p text:style-name="P17">- ou stockés dans des fûts étanches</text:p>
      <text:p text:style-name="P17">- éliminés par une filière spécifique avant incinération.</text:p>
      <text:p text:style-name="P17"/>
      <text:p text:style-name="P18">Gélifiant GELEFFLU 10 à 20 g pour solidifier les principaux effluents et colorants de laboratoire (solution aqueuse) de préférence</text:p>
      <text:p text:style-name="P18">dans un jerricane ou un fût</text:p>
      <text:p text:style-name="P18">&gt; Sécurité acrrue : ni eau de javel, ni risque de fuite</text:p>
      <text:p text:style-name="P18">&gt; Gestion simplifiée : plus de stockage d'effluent liquide</text:p>
      <text:p text:style-name="P18">&gt; Réduction importante des coûts : élimination identique aux autres DASRI solides</text:p>
      <text:p text:style-name="P18">Référence</text:p>
      <text:p text:style-name="P18">Désignation</text:p>
      <text:p text:style-name="P18">Cdt</text:p>
      <text:p text:style-name="P18">Prix</text:p>
      <text:p text:style-name="P18">€</text:p>
      <text:p text:style-name="P18">Prix Promo</text:p>
      <text:p text:style-name="P18">€</text:p>
      <text:p text:style-name="P18">ELV- DE598078 Gélifiant pour effluent de laboratoire, flacon de 1 L 1</text:p>
      <text:p text:style-name="P18">27,52</text:p>
      <text:p text:style-name="P18">17,00</text:p>
      <text:p text:style-name="P18">ELV-DE597619 Gélifiant pour effluent de laboratoire, seau de 5 L 1</text:p>
      <text:p text:style-name="P18">108,94</text:p>
      <text:p text:style-name="P18">79,00</text:p>
      <text:p text:style-name="P18"/>
      <text:p text:style-name="P18">source : <text:a xlink:type="simple" xlink:href="http://www.gazettelabo.fr/mailing/elettre0513/cml.pdf">http://www.gazettelabo.fr/mailing/elettre0513/cml.pdf</text:a></text:p>
      <text:p text:style-name="P18"/>
      <text:h text:style-name="Heading_20_2" text:outline-level="2">Cas possible décédé</text:h>
      <text:p text:style-name="P19"/>
      <text:p text:style-name="P19">- ref avis du HCSP du 10/04/2014</text:p>
      <text:p text:style-name="P19">- prélèvement de sang total pour confirmation biologique par le CNR</text:p>
      <text:p text:style-name="P19"><text:soft-page-break/>- dans l'attente des résultats :</text:p>
      <text:p text:style-name="P19">- corps placé dans une double housse étanche</text:p>
      <text:p text:style-name="P19">- pas de soins du corps</text:p>
      <text:p text:style-name="P19">- si le diagnostic est confirmé : <text:span text:style-name="T6">cercueil</text:span> hermétique équipé d'un système épurateur de gaz. Fermeture définitive immédiate.</text:p>
      <text:p text:style-name="P19"/>
      <text:p text:style-name="P20">Maladie à déclaration obligatoire [fièvre hémorragique africaine](https://www.formulaires.modernisation.gouv.fr/gf/cerfa_12200.do)</text:p>
      <text:p text:style-name="P20"/>
      <text:p text:style-name="P20">Avis du [HCSP](<text:a xlink:type="simple" xlink:href="http://www.hcsp.fr/explore.cgi/avisrapportsdomaine?clefr=414">http://www.hcsp.fr/explore.cgi/avisrapportsdomaine?clefr=414</text:a>)</text:p>
      <text:p text:style-name="P20"/>
      <text:h text:style-name="Heading_20_2" text:outline-level="2">En urgence (avis du HCSP) :</text:h>
      <text:p text:style-name="P21"/>
      <text:p text:style-name="P22">Le diagnostic réalisé par RT-PCR est donc le plus indiqué pour discriminer les cas dans un</text:p>
      <text:p text:style-name="P22">contexte d'urgence.</text:p>
      <text:p text:style-name="P22"> La nécessité de la prise en charge en parallèle d’autres diagnostics différentiels qui</text:p>
      <text:p text:style-name="P22">méritent un traitement en urgence sous peine de mettre en danger la vie du patient.</text:p>
      <text:p text:style-name="P22"> Les principaux diagnostics différentiels a minima en attente de l’infirmation/confirmation</text:p>
      <text:p text:style-name="P22">du diagnostic d’Ebola et leurs méthodes diagnostiques</text:p>
      <text:p text:style-name="P22"/>
      <text:p text:style-name="P21">Le manque de spécificité des signes cliniques, surtout à la phase initiale, et la difficulté de</text:p>
      <text:p text:style-name="P21">s’appuyer sur des signes biologiques simples, élargissent considérablement le spectre du</text:p>
      <text:p text:style-name="P21">diagnostic différentiel qui doit inclure non seulement les pathologies tropicales endémiques dans</text:p>
      <text:p text:style-name="P21">cette région (paludisme notamment) mais aussi les maladies cosmopolites qui ne doivent pas</text:p>
      <text:p text:style-name="P21">être négligées du fait d’un retour de voyage en pays tropical.</text:p>
      <text:p text:style-name="P21">Dans tous les cas, le diagnostic de paludisme doit être systématiquement évoqué surtout en</text:p>
      <text:p text:style-name="P21">l’absence de chimioprophylaxie correcte. Les médicaments considérés comme indiqués dans</text:p>
      <text:p text:style-name="P21">cette région (pays du groupe III) sont l’atovaquone-proguanil, la mefloquine et la doxycycline, à</text:p>
      <text:p text:style-name="P21">prendre respectivement 7 jours, 3 semaines et 1 mois après le retour.</text:p>
      <text:p text:style-name="P21">En plus du paludisme, les diagnostics différentiels dépendent des signes cliniques associés à la</text:p>
      <text:p text:style-name="P21">fièvre.</text:p>
      <text:p text:style-name="P21"> Le syndrome algique fait évoquer toutes les arboviroses présentes dans cette région</text:p>
      <text:p text:style-name="P21">(dont la fièvre jaune), la grippe, la typhoïde et la leptospirose.</text:p>
      <text:p text:style-name="P21"> Les signes digestifs font évoquer toutes les causes de diarrhée fébrile (salmonellose,</text:p>
      <text:p text:style-name="P21">shigellose, infections à Yersinia et à Campylobacter,...).</text:p>
      <text:p text:style-name="P21"> Les signes cutanéo-muqueux font évoquer toutes les causes d’exanthème fébrile</text:p>
      <text:p text:style-name="P21">(arboviroses, toxidermies, rickettsioses, rougeole,...).</text:p>
      <text:p text:style-name="P21"> Les signes encéphalitiques font évoquer toutes les causes d’encéphalites fébriles au</text:p>
      <text:p text:style-name="P21">retour d’Afrique, devant faire prendre en compte les méningococcémies, les</text:p>
      <text:p text:style-name="P21">encéphalites virales notamment herpétiques, et les autres causes de méningo-</text:p>
      <text:p text:style-name="P21">encéphalites.</text:p>
      <text:p text:style-name="P21">Enfin, un syndrome hémorragique doit faire discuter les autres causes de fièvres</text:p>
      <text:p text:style-name="P21">hémorragiques virales comme la fièvre jaune (si personne non vaccinée), les</text:p>
      <text:p text:style-name="P21">hépatites fulminantes (HAV, HBV,....), les arboviroses hémorragiques autres que la</text:p>
      <text:p text:style-name="P21">fièvre jaune (dengue, FH de Crimée-Congo, fièvre de la vallée du Rift), certaines</text:p>
      <text:p text:style-name="P21">hantanviroses (incertitude sur la présence de telles viroses dans cette région) et</text:p>
      <text:p text:style-name="P21">arénaviroses (fièvre de Lassa en Afrique de l’Ouest) ainsi que des maladies</text:p>
      <text:p text:style-name="P21">bactériennes (leptospirose, méningococcémie, certaines rickettsioses...).</text:p>
      <text:p text:style-name="P21"><text:soft-page-break/>Il est donc nécessaire de pouvoir disposer des examens biologiques suivants : NFS/plaquettes,</text:p>
      <text:p text:style-name="P21">frottis/goutte épaisse ou test de diagnostic rapide paludisme [7], CRP, transaminases,</text:p>
      <text:p text:style-name="P21">hémocultures, bandelette urinaire et si possible un bilan de coagul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8T16:46:25.806366705</meta:creation-date>
    <dc:date>2014-07-08T19:57:55.454902664</dc:date>
    <meta:editing-duration>PT2H18M21S</meta:editing-duration>
    <meta:editing-cycles>16</meta:editing-cycles>
    <meta:generator>LibreOffice/4.2.4.2$Linux_X86_64 LibreOffice_project/420m0$Build-2</meta:generator>
    <meta:document-statistic meta:table-count="4" meta:image-count="0" meta:object-count="0" meta:page-count="5" meta:paragraph-count="179" meta:word-count="1144" meta:character-count="7559" meta:non-whitespace-character-count="6546"/>
  </office:meta>
</office:document-meta>
</file>